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y Detected!</text:p>
      <text:p text:style-name="P4">time limit per test</text:p>
      <text:p text:style-name="P5">2 seconds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You are given an array <text:bookmark text:name="MathJax-Element-1-Frame"/><text:bookmark text:name="MathJax-Span-1"/><text:bookmark text:name="MathJax-Span-2"/><text:bookmark text:name="MathJax-Span-3"/><text:span text:style-name="T1">a</text:span><text:span text:style-name="T3">�</text:span> consisting of <text:bookmark text:name="MathJax-Element-2-Frame"/><text:bookmark text:name="MathJax-Span-4"/><text:bookmark text:name="MathJax-Span-5"/><text:bookmark text:name="MathJax-Span-6"/><text:span text:style-name="T1">n</text:span><text:span text:style-name="T3">�</text:span> (<text:bookmark text:name="MathJax-Element-3-Frame"/><text:bookmark text:name="MathJax-Span-7"/><text:bookmark text:name="MathJax-Span-8"/><text:bookmark text:name="MathJax-Span-9"/><text:span text:style-name="T1">n</text:span><text:bookmark text:name="MathJax-Span-10"/><text:span text:style-name="T4">≥</text:span><text:bookmark text:name="MathJax-Span-11"/><text:span text:style-name="T5">3</text:span><text:span text:style-name="T3">�≥3</text:span>) positive integers. It is known that in this array, all the numbers except one are the same (for example, in the array <text:bookmark text:name="MathJax-Element-4-Frame"/><text:bookmark text:name="MathJax-Span-12"/><text:bookmark text:name="MathJax-Span-13"/><text:bookmark text:name="MathJax-Span-14"/><text:span text:style-name="T5">[</text:span><text:bookmark text:name="MathJax-Span-15"/><text:span text:style-name="T5">4</text:span><text:bookmark text:name="MathJax-Span-16"/><text:span text:style-name="T5">,</text:span><text:bookmark text:name="MathJax-Span-17"/><text:span text:style-name="T5">11</text:span><text:bookmark text:name="MathJax-Span-18"/><text:span text:style-name="T5">,</text:span><text:bookmark text:name="MathJax-Span-19"/><text:span text:style-name="T5">4</text:span><text:bookmark text:name="MathJax-Span-20"/><text:span text:style-name="T5">,</text:span><text:bookmark text:name="MathJax-Span-21"/><text:span text:style-name="T5">4</text:span><text:bookmark text:name="MathJax-Span-22"/><text:span text:style-name="T5">]</text:span><text:span text:style-name="T3">[4,11,4,4]</text:span> all numbers except one are equal to <text:bookmark text:name="MathJax-Element-5-Frame"/><text:bookmark text:name="MathJax-Span-23"/><text:bookmark text:name="MathJax-Span-24"/><text:bookmark text:name="MathJax-Span-25"/><text:span text:style-name="T5">4</text:span><text:span text:style-name="T3">4</text:span>).</text:p>
      <text:p text:style-name="P8">Print the index of the element that does not equal others. The numbers in the array are numbered from one.</text:p>
      <text:p text:style-name="P10">Input</text:p>
      <text:p text:style-name="P7">The first line contains a single integer <text:bookmark text:name="MathJax-Element-6-Frame"/><text:bookmark text:name="MathJax-Span-26"/><text:bookmark text:name="MathJax-Span-27"/><text:bookmark text:name="MathJax-Span-28"/><text:span text:style-name="T1">t</text:span><text:span text:style-name="T3">�</text:span> (<text:bookmark text:name="MathJax-Element-7-Frame"/><text:bookmark text:name="MathJax-Span-29"/><text:bookmark text:name="MathJax-Span-30"/><text:bookmark text:name="MathJax-Span-31"/><text:span text:style-name="T5">1</text:span><text:bookmark text:name="MathJax-Span-32"/><text:span text:style-name="T4">≤</text:span><text:bookmark text:name="MathJax-Span-33"/><text:span text:style-name="T1">t</text:span><text:bookmark text:name="MathJax-Span-34"/><text:span text:style-name="T4">≤</text:span><text:bookmark text:name="MathJax-Span-35"/><text:span text:style-name="T5">100</text:span><text:span text:style-name="T3">1≤�≤100</text:span>). Then <text:bookmark text:name="MathJax-Element-8-Frame"/><text:bookmark text:name="MathJax-Span-36"/><text:bookmark text:name="MathJax-Span-37"/><text:bookmark text:name="MathJax-Span-38"/><text:span text:style-name="T1">t</text:span><text:span text:style-name="T3">�</text:span> test cases follow.</text:p>
      <text:p text:style-name="P7">The first line of each test case contains a single integer <text:bookmark text:name="MathJax-Element-9-Frame"/><text:bookmark text:name="MathJax-Span-39"/><text:bookmark text:name="MathJax-Span-40"/><text:bookmark text:name="MathJax-Span-41"/><text:span text:style-name="T1">n</text:span><text:span text:style-name="T3">�</text:span> (<text:bookmark text:name="MathJax-Element-10-Frame"/><text:bookmark text:name="MathJax-Span-42"/><text:bookmark text:name="MathJax-Span-43"/><text:bookmark text:name="MathJax-Span-44"/><text:span text:style-name="T5">3</text:span><text:bookmark text:name="MathJax-Span-45"/><text:span text:style-name="T4">≤</text:span><text:bookmark text:name="MathJax-Span-46"/><text:span text:style-name="T1">n</text:span><text:bookmark text:name="MathJax-Span-47"/><text:span text:style-name="T4">≤</text:span><text:bookmark text:name="MathJax-Span-48"/><text:span text:style-name="T5">100</text:span><text:span text:style-name="T3">3≤�≤100</text:span>) — the length of the array <text:bookmark text:name="MathJax-Element-11-Frame"/><text:bookmark text:name="MathJax-Span-49"/><text:bookmark text:name="MathJax-Span-50"/><text:bookmark text:name="MathJax-Span-51"/><text:span text:style-name="T1">a</text:span><text:span text:style-name="T3">�</text:span>.</text:p>
      <text:p text:style-name="P7">The second line of each test case contains <text:bookmark text:name="MathJax-Element-12-Frame"/><text:bookmark text:name="MathJax-Span-52"/><text:bookmark text:name="MathJax-Span-53"/><text:bookmark text:name="MathJax-Span-54"/><text:span text:style-name="T1">n</text:span><text:span text:style-name="T3">�</text:span> integers <text:bookmark text:name="MathJax-Element-13-Frame"/><text:bookmark text:name="MathJax-Span-55"/><text:bookmark text:name="MathJax-Span-56"/><text:bookmark text:name="MathJax-Span-57"/><text:bookmark text:name="MathJax-Span-58"/><text:span text:style-name="T1">a</text:span><text:bookmark text:name="MathJax-Span-59"/><text:span text:style-name="T6">1</text:span><text:bookmark text:name="MathJax-Span-60"/><text:span text:style-name="T5">,</text:span><text:bookmark text:name="MathJax-Span-61"/><text:bookmark text:name="MathJax-Span-62"/><text:span text:style-name="T1">a</text:span><text:bookmark text:name="MathJax-Span-63"/><text:span text:style-name="T6">2</text:span><text:bookmark text:name="MathJax-Span-64"/><text:span text:style-name="T5">,</text:span><text:bookmark text:name="MathJax-Span-65"/><text:span text:style-name="T4">…</text:span><text:bookmark text:name="MathJax-Span-66"/><text:span text:style-name="T5">,</text:span><text:bookmark text:name="MathJax-Span-67"/><text:bookmark text:name="MathJax-Span-68"/><text:span text:style-name="T1">a</text:span><text:bookmark text:name="MathJax-Span-69"/><text:span text:style-name="T2">n</text:span><text:span text:style-name="T3">�1,�2,…,��</text:span> (<text:bookmark text:name="MathJax-Element-14-Frame"/><text:bookmark text:name="MathJax-Span-70"/><text:bookmark text:name="MathJax-Span-71"/><text:bookmark text:name="MathJax-Span-72"/><text:span text:style-name="T5">1</text:span><text:bookmark text:name="MathJax-Span-73"/><text:span text:style-name="T4">≤</text:span><text:bookmark text:name="MathJax-Span-74"/><text:bookmark text:name="MathJax-Span-75"/><text:span text:style-name="T1">a</text:span><text:bookmark text:name="MathJax-Span-76"/><text:span text:style-name="T2">i</text:span><text:bookmark text:name="MathJax-Span-77"/><text:span text:style-name="T4">≤</text:span><text:bookmark text:name="MathJax-Span-78"/><text:span text:style-name="T5">100</text:span><text:span text:style-name="T3">1≤��≤100</text:span>).</text:p>
      <text:p text:style-name="P7">It is guaranteed that all the numbers except one in the <text:bookmark text:name="MathJax-Element-15-Frame"/><text:bookmark text:name="MathJax-Span-79"/><text:bookmark text:name="MathJax-Span-80"/><text:bookmark text:name="MathJax-Span-81"/><text:span text:style-name="T1">a</text:span><text:span text:style-name="T3">�</text:span> array are the same.</text:p>
      <text:p text:style-name="P10">Output</text:p>
      <text:p text:style-name="P8">For each test case, output a single integer — the index of the element that is not equal to others.</text:p>
      <text:p text:style-name="P9">Example</text:p>
      <text:p text:style-name="P11">input</text:p>
      <text:section text:style-name="Sect1" text:name="id0031825754758968094">
        <text:p text:style-name="P12">Copy</text:p>
      </text:section>
      <text:p text:style-name="P1"><text:bookmark text:name="id007033605742609921"/>4</text:p>
      <text:p text:style-name="P2">4</text:p>
      <text:p text:style-name="P2">11 13 11 11</text:p>
      <text:p text:style-name="P2">5</text:p>
      <text:p text:style-name="P2">1 4 4 4 4</text:p>
      <text:p text:style-name="P2">10</text:p>
      <text:p text:style-name="P2">3 3 3 3 10 3 3 3 3 3</text:p>
      <text:p text:style-name="P2">3</text:p>
      <text:p text:style-name="P2">20 20 10</text:p>
      <text:p text:style-name="P11">output</text:p>
      <text:section text:style-name="Sect1" text:name="id0026521335309735283">
        <text:p text:style-name="P12">Copy</text:p>
      </text:section>
      <text:p text:style-name="P1"><text:bookmark text:name="id007875687093042754"/>2</text:p>
      <text:p text:style-name="P2">1</text:p>
      <text:p text:style-name="P2">5</text:p>
      <text:p text:style-name="P2">3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4T19:58:15.896000000</dc:date>
    <meta:editing-duration>PT11S</meta:editing-duration>
    <meta:editing-cycles>1</meta:editing-cycles>
    <meta:document-statistic meta:table-count="0" meta:image-count="0" meta:object-count="0" meta:page-count="1" meta:paragraph-count="36" meta:word-count="199" meta:character-count="1015" meta:non-whitespace-character-count="850"/>
    <meta:generator>LibreOffice/7.2.2.2$Windows_X86_64 LibreOffice_project/02b2acce88a210515b4a5bb2e46cbfb63fe97d56</meta:generator>
  </office:meta>
</office:document-meta>
</file>